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office:automatic-styles>
  <office:body>
    <office:text>
      <text:p text:style-name="Normal"><text:span text:style-name="T1">Generales bizantinos. un problema de lealtades.</text:span></text:p>
      <text:p text:style-name="Normal">28/10/2019 By <text:span text:style-name="T2">Alvaro Ruiz</text:span> </text:p>
      <text:p text:style-name="Normal">El problema de los generales bizantinos es un relato que personifica el  problema de tomar una solución óptima con varios participantes de igual rango y donde se desconoce cuales de ellos actúan de forma maliciosa aportando información falsa. Este escenario es particularmente útil en redes de tipo Mesh (arquitectura distribuida). Empecemos por ahí.</text:p>
      <text:p text:style-name="Normal">Primero, sin querer columpiarnos, pero para establecer la base, una red es una estructura de conexiones para compartir información. Las redes pueden dividirse en varios tipos atendiendo a su topología. Los casos que nos interesan en este ejemplo son los siguientes:</text:p>
      <text:p text:style-name="Normal">Redes centralizadas</text:p>
      <text:p text:style-name="Normal">img (find an easier UML editor)</text:p>
      <text:p text:style-name="Normal">Redes descentralizadas</text:p>
      <text:p text:style-name="Normal">img (find an easier UML editor)</text:p>
      <text:p text:style-name="Normal">Redes distribuidas</text:p>
      <text:p text:style-name="Normal">img (find an easier UML editor)</text:p>
      <text:p text:style-name="Normal">El caso del mundo crypto en una gran parte se organiza en redes distribuidas. En este tipo de redes no hay un patrón concreto sino que todos los participantes (peers) hacen lo posible por conectarse con el resto de participantes pero no necesariamente con todos. Además el numero de conexiones de cada participante es aproximadamente el mismo. Este último punto no es nada trivial ya que si hay algunos participantes tienen más conexiones que el resto esto redefine la topología como descentralizada (en caso de haber varios participantes “populares”) o centralizada (en caso de haber un participante con más conexiones que el resto).</text:p>
      <text:p text:style-name="Normal">El problema en redes distribuidas es si establecer una jerarquía y de querer hacerlo que criterio adoptar para ello. En caso de querer una red sin jerarquía en la que todos los participantes tengan el mismo peso la toma de decisiones se complica desde el momento en que aceptamos que cualquiera puede entrar a formar parte de la red y podría darse el caso que sean participantes malintencionados. El objetivo de la red es compartir información y para ello debe haber una sincronía en la versión de informaciones que se comparten. El proceso por el que todos los participantes se ponen de acuerdo sobre que información es veraz y fiable y cual no es lo que llamamos (protocolo de) consenso. Teniendo en cuenta que en una red distribuida cualquiera puede decir y evaluar como quiera, incluyendo participantes que lo hacen mal a drede, hace que el diseño de las reglas de consenso no sean evidentes. Para esto están los generales bizantinos.</text:p>
      <text:p text:style-name="Normal">La historia es como sigue, unos generales, bizantinos, están asediando una ciudad y tienen que ponerse de acuerdo sobre cuando atacar o retirarse. Algunos prefieren una cosa y otros otra, es decir, en principio no hay consenso y es necesario que la decisión final pueda ser tomada en firme de modo que el ataque sea coordinado o todos se retiren. Todos están separados de modo que para votar cada uno envía su voto a cada uno, es decir, si son cinco generales se envían 4 votos, uno para cada uno de los demás generales.<text:line-break/>El problema se hace más complicado con la presencia de generales traidores que pueden votar sobre la decisión final. Un general malintencionado, llamémoslo Enrico Dandolo aunque no fuera ni general ni bizantino pero le pega el papel, puede no solo mentir si no enviar distintos votos a distintos generales. El peor escenario posible sería que en un grupo impar de generales donde se produce un empate que debe romper el voto de Enrico Dandolo, éste le envía un voto distinto a unos u otros.</text:p>
      <text:p text:style-name="Normal">(foto de Gila – es la guerra?)</text:p>
      <text:p text:style-name="Normal">La resolución de este escenario es importante para el Basileos, en primer lugar, pero también para el funcionamiento de nodos en redes distribuidas e información imperfecta ¿Pero cómo encontrar una solución a este Mazinkert digital?<text:line-break/>La solución es la aplicación de un algoritmo que acertadamente se le llamó Algoritmo de Tolerancia de Fallo Bizantino Practico (PBFT) y sobre el que se han desarrollado distintos protocolos de consenso entre los cuales el más famoso a estas alturas es el que empezó a usar Bitcoin.<text:line-break/>Libra también usa un protocolo que usa ese algoritmo y que han llamado LibraBFT, BFT por Byzantine Fault Tolerance.</text:p>
      <text:p text:style-name="Normal">Continuar con la parte desagradable con State Machine applicatio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